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Heading_20_2">
      <style:text-properties fo:font-weight="normal" style:font-weight-asian="normal" style:font-weight-complex="normal"/>
    </style:style>
    <style:style style:name="P25"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278</text:editing-cycles><text:line-break/><text:modification-date style:data-style-name="N76">March 19,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CXT File Format<text:tab/>9</text:p>
          <text:p text:style-name="P20">1.7DICOM Conformance<text:tab/>11</text:p>
          <text:p text:style-name="P21">1.7.1CT Export in plastimatch<text:tab/>11</text:p>
          <text:p text:style-name="P21">1.7.2RT Structures<text:tab/>12</text:p>
          <text:p text:style-name="P21">1.7.3RT Dose export<text:tab/>12</text:p>
        </text:index-body>
      </text:table-of-content>
      <text:p text:style-name="Standard"/>
      <text:p text:style-name="Standard"/>
      <text:h text:style-name="Heading_20_1" text:outline-level="1">U<text:span text:style-name="T1">sers documentation</text:span></text:h>
      <text:h text:style-name="Heading_20_2" text:outline-level="2">Downloading the code</text:h>
      <text:p text:style-name="Standard"/>
      <text:p text:style-name="P6">The web site at plastimatch.org has instructions on how to download the code.</text:p>
      <text:h text:style-name="P24"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5"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5"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1445066"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5"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5"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Plastimatch uses two different dicom engines. <text:s/>GDCM for itk-related routines, and DCMTK for perl-related routines.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ext:soft-page-break/>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3-19T13:18:49</dc:date>
    <meta:editing-cycles>278</meta:editing-cycles>
    <meta:editing-duration>PT111H01M10S</meta:editing-duration>
    <meta:document-statistic meta:table-count="13" meta:image-count="0" meta:object-count="0" meta:page-count="12" meta:paragraph-count="470" meta:word-count="1797" meta:character-count="11499"/>
    <meta:user-defined meta:name="Info 1"/>
    <meta:user-defined meta:name="Info 2"/>
    <meta:user-defined meta:name="Info 3"/>
    <meta:user-defined meta:name="Info 4"/>
  </office:meta>
</office:document-meta>
</file>